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23a0" officeooo:paragraph-rsid="0013fe5c"/>
    </style:style>
    <style:style style:name="P2" style:family="paragraph" style:parent-style-name="Standard">
      <style:text-properties officeooo:rsid="001223a0" officeooo:paragraph-rsid="001403c3"/>
    </style:style>
    <style:style style:name="P3" style:family="paragraph" style:parent-style-name="Standard">
      <style:text-properties officeooo:rsid="001b4035" officeooo:paragraph-rsid="001b4035"/>
    </style:style>
    <style:style style:name="P4" style:family="paragraph" style:parent-style-name="Standard">
      <style:text-properties officeooo:rsid="001cc08f" officeooo:paragraph-rsid="001cc08f"/>
    </style:style>
    <style:style style:name="P5" style:family="paragraph" style:parent-style-name="Standard">
      <style:text-properties officeooo:rsid="001e1d85" officeooo:paragraph-rsid="001e1d85"/>
    </style:style>
    <style:style style:name="P6" style:family="paragraph" style:parent-style-name="Standard">
      <style:text-properties officeooo:rsid="0013fe5c" officeooo:paragraph-rsid="001403c3"/>
    </style:style>
    <style:style style:name="P7" style:family="paragraph" style:parent-style-name="Standard">
      <style:text-properties officeooo:rsid="001403c3" officeooo:paragraph-rsid="001403c3"/>
    </style:style>
    <style:style style:name="T1" style:family="text">
      <style:text-properties officeooo:rsid="00126b14"/>
    </style:style>
    <style:style style:name="T2" style:family="text">
      <style:text-properties officeooo:rsid="0013fe5c"/>
    </style:style>
    <style:style style:name="T3" style:family="text">
      <style:text-properties officeooo:rsid="001c7a66"/>
    </style:style>
    <style:style style:name="T4" style:family="text">
      <style:text-properties officeooo:rsid="001d0d90"/>
    </style:style>
    <style:style style:name="T5" style:family="text">
      <style:text-properties officeooo:rsid="001ffbe8"/>
    </style:style>
    <style:style style:name="T6" style:family="text">
      <style:text-properties officeooo:rsid="00231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E</text:span>l nostre hotel vol recaudar <text:span text:style-name="T2">part de la</text:span> informació <text:span text:style-name="T1">sobre el sistema de reserva d’aquest. S’estableixen els seguents requeriments:</text:span></text:p>
      <text:p text:style-name="P1"/>
      <text:p text:style-name="P6">· Les dades d’interès que es desitgen emmagatzemar del client són el nom, cognoms, DNI, telefon i correu electronic. </text:p>
      <text:p text:style-name="P2"/>
      <text:p text:style-name="P3">· Per entrar a l’hotel, s’ha de fer una reserva d’habitació. D’aquesta ens interessa guardar el preu, la data d’assignació, data de fi <text:span text:style-name="T3">i num. habitació reservada. </text:span></text:p>
      <text:p text:style-name="P3"/>
      <text:p text:style-name="P7">· Un client estarà assignat a una habitació d’una planta determinada, sent important la data d’assignació i el número d’habitació. S’ha de tenir en compte que nomès hi haurà un mateix número d’habitació per planta. </text:p>
      <text:p text:style-name="P2"/>
      <text:p text:style-name="P4">· Les plantes i les habitacions de l’hotel estaràn identificades per el número de plantes i per el número d’habitacions que té. <text:span text:style-name="T4">Pot haver-hi diverses habitacions en una sola planta.</text:span></text:p>
      <text:p text:style-name="P4"/>
      <text:p text:style-name="P5">· També ens interessa emmagatzemar la localització de l’hotel, com la ciutat on es troba i <text:span text:style-name="T6">l’adreça. De l’hotel guardarem el seu nom, que serà únic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4:21:09.086588852</meta:creation-date>
    <dc:date>2021-11-18T10:20:29.711328677</dc:date>
    <meta:editing-duration>PT54M1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56" meta:character-count="954" meta:non-whitespace-character-count="800"/>
  </office:meta>
</office:document-meta>
</file>